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fffff" draw:opacity="40%" draw:textarea-horizontal-align="justify" draw:textarea-vertical-align="middle" draw:auto-grow-height="false" fo:min-height="1.014cm" fo:min-width="4.214cm"/>
      <style:paragraph-properties style:writing-mode="lr-tb"/>
    </style:style>
    <style:style style:name="gr2" style:family="graphic" style:parent-style-name="standard">
      <style:graphic-properties svg:stroke-color="#77bc65" draw:fill-color="#ffffff" draw:textarea-horizontal-align="justify" draw:textarea-vertical-align="middle" draw:auto-grow-height="false" fo:min-height="0.734cm" fo:min-width="6.77cm"/>
      <style:paragraph-properties style:writing-mode="lr-tb"/>
    </style:style>
    <style:style style:name="gr3" style:family="graphic" style:parent-style-name="standard">
      <style:graphic-properties svg:stroke-color="#e16173" draw:fill-color="#ffffff" draw:textarea-horizontal-align="justify" draw:textarea-vertical-align="middle" draw:auto-grow-height="false" fo:min-height="0.538cm" fo:min-width="1.85cm"/>
      <style:paragraph-properties style:writing-mode="lr-tb"/>
    </style:style>
    <style:style style:name="gr4" style:family="graphic" style:parent-style-name="standard">
      <style:graphic-properties svg:stroke-color="#729fcf" draw:fill-color="#ffffff" draw:textarea-horizontal-align="justify" draw:textarea-vertical-align="middle" draw:auto-grow-height="false" fo:min-height="0.876cm" fo:min-width="3.626cm"/>
      <style:paragraph-properties style:writing-mode="lr-tb"/>
    </style:style>
    <style:style style:name="gr5" style:family="graphic" style:parent-style-name="standard" style:list-style-name="L1">
      <style:graphic-properties svg:stroke-color="#77bc65" draw:fill-color="#ffffff" draw:textarea-horizontal-align="justify" draw:textarea-vertical-align="middle" draw:auto-grow-height="false" fo:min-height="0.636cm" fo:min-width="4.639cm"/>
      <style:paragraph-properties style:writing-mode="lr-tb"/>
    </style:style>
    <style:style style:name="gr6" style:family="graphic" style:parent-style-name="standard" style:list-style-name="L1">
      <style:graphic-properties svg:stroke-color="#77bc65" draw:fill-color="#ffffff" draw:textarea-horizontal-align="justify" draw:textarea-vertical-align="middle" draw:auto-grow-height="false" fo:min-height="0.706cm" fo:min-width="5.042cm"/>
      <style:paragraph-properties style:writing-mode="lr-tb"/>
    </style:style>
    <style:style style:name="gr7" style:family="graphic" style:parent-style-name="standard" style:list-style-name="L1">
      <style:graphic-properties svg:stroke-color="#ff972f" draw:fill-color="#ffffff" draw:opacity="40%" draw:textarea-horizontal-align="justify" draw:textarea-vertical-align="middle" draw:auto-grow-height="false" fo:min-height="1.014cm" fo:min-width="3.614cm"/>
      <style:paragraph-properties style:writing-mode="lr-tb"/>
    </style:style>
    <style:style style:name="gr8" style:family="graphic" style:parent-style-name="objectwithoutfill">
      <style:graphic-properties draw:stroke="solid" svg:stroke-width="0.028cm" svg:stroke-color="#f10d0c" draw:marker-start-width="0.242cm" draw:marker-end="Arrowheads_20_1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28cm" svg:stroke-color="#f10d0c" draw:marker-start-width="0.242cm" draw:marker-end="Arrowheads_20_2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stroke="solid" svg:stroke-width="0.028cm" svg:stroke-color="#f10d0c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svg:stroke-width="0.028cm" svg:stroke-color="#f10d0c" draw:marker-start-width="0.242cm" draw:marker-end="Arrowheads_20_4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28cm" svg:stroke-color="#f10d0c" draw:marker-start-width="0.242cm" draw:marker-end="Arrowheads_20_5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svg:stroke-width="0.028cm" svg:stroke-color="#f10d0c" draw:marker-start-width="0.242cm" draw:marker-end="Arrowheads_20_7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solid" svg:stroke-width="0.028cm" svg:stroke-color="#f10d0c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59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7" style:family="graphic" style:parent-style-name="objectwithoutfill">
      <style:graphic-properties svg:stroke-width="0.035cm" svg:stroke-color="#8e86ae" draw:marker-start-width="0.252cm" draw:marker-end="Arrowheads_20_9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P3" style:family="paragraph">
      <style:paragraph-properties fo:text-align="center" style:writing-mode="lr-tb"/>
      <style:text-properties fo:color="#77bc65" loext:opacity="100%" style:font-name="Fira Sans Condensed" fo:font-size="16pt" fo:font-weight="normal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fo:font-weight="normal" style:font-size-asian="16pt" style:font-size-complex="16pt"/>
    </style:style>
    <style:style style:name="P5" style:family="paragraph">
      <style:paragraph-properties fo:text-align="center" style:writing-mode="lr-tb"/>
      <style:text-properties fo:color="#e16173" loext:opacity="100%" style:font-name="Fira Sans Condensed" fo:font-size="16pt" fo:font-weight="normal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e16173" loext:opacity="100%" style:font-name="Fira Sans Condensed" fo:font-size="16pt" fo:font-weight="normal" style:font-size-asian="16pt" style:font-size-complex="16pt"/>
    </style:style>
    <style:style style:name="P7" style:family="paragraph">
      <style:paragraph-properties fo:text-align="center" style:writing-mode="lr-tb"/>
      <style:text-properties fo:color="#729fcf" loext:opacity="100%" style:font-name="Fira Sans Condensed" fo:font-size="16pt" fo:font-weight="normal" style:font-size-asian="16pt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6pt" fo:font-weight="normal" style:font-size-asian="16pt" style:font-size-complex="16pt"/>
    </style:style>
    <style:style style:name="P9" style:family="paragraph">
      <style:paragraph-properties fo:text-align="center" style:writing-mode="lr-tb"/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1" style:family="paragraph">
      <style:paragraph-properties fo:text-align="center" style:writing-mode="lr-tb"/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ingFang SC" fo:font-size="36pt" style:font-size-asian="36pt" style:font-size-complex="36pt"/>
    </style:style>
    <style:style style:name="T1" style:family="text">
      <style:text-properties fo:color="#ff972f" loext:opacity="100%" style:font-name="Fira Sans Condensed" fo:font-size="16pt" fo:font-style="normal" fo:font-weight="normal" style:font-size-asian="16pt" style:font-size-complex="16pt"/>
    </style:style>
    <style:style style:name="T2" style:family="text">
      <style:text-properties fo:color="#77bc65" loext:opacity="100%" style:font-name="Fira Sans Condensed" fo:font-size="16pt" fo:font-weight="normal" style:font-size-asian="16pt" style:font-size-complex="16pt"/>
    </style:style>
    <style:style style:name="T3" style:family="text">
      <style:text-properties fo:color="#e16173" loext:opacity="100%" style:font-name="Fira Sans Condensed" fo:font-size="16pt" fo:font-weight="normal" style:font-size-asian="16pt" style:font-size-complex="16pt"/>
    </style:style>
    <style:style style:name="T4" style:family="text">
      <style:text-properties fo:color="#729fcf" loext:opacity="100%" style:font-name="Fira Sans Condensed" fo:font-size="16pt" fo:font-weight="normal" style:font-size-asian="16pt" style:font-size-complex="16pt"/>
    </style:style>
    <style:style style:name="T5" style:family="text">
      <style:text-properties fo:color="#77bc65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T6" style:family="text">
      <style:text-properties fo:color="#ff972f" loext:opacity="100%" style:font-name="Fira Sans Condensed" fo:font-size="16pt" style:letter-kerning="true" style:font-name-asian="Noto Sans CJK SC" style:font-size-asian="16pt" style:font-name-complex="Droid Sans Devanagari" style:font-size-complex="16pt"/>
    </style:style>
    <style:style style:name="T7" style:family="text">
      <style:text-properties fo:color="#ff3838" loext:opacity="100%" style:font-name="Fira Sans Condensed" fo:font-size="14pt" style:font-size-asian="14pt" style:font-size-complex="14pt"/>
    </style:style>
    <style:style style:name="T8" style:family="text">
      <style:text-properties style:font-name="PingFang SC" fo:font-size="36pt" style:font-size-asian="36pt" style:font-size-complex="36pt"/>
    </style:style>
    <style:style style:name="T9" style:family="text">
      <style:text-properties style:font-name="PingFang SC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5cm" svg:height="1.4cm" svg:x="8.6cm" svg:y="3.95cm">
          <text:p text:style-name="P1"><text:span text:style-name="T1">greaterNumber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9.25cm" svg:height="1.25cm" svg:x="6.4cm" svg:y="6.95cm">
          <text:p text:style-name="P3"><text:span text:style-name="T2">“</text:span><text:span text:style-name="T2">Insert the first number: “</text:span></text:p>
          <draw:enhanced-geometry svg:viewBox="0 0 21600 21600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3" draw:id="id3" draw:layer="layout" svg:width="3.73cm" svg:height="1.25cm" svg:x="9.17cm" svg:y="9.7cm">
          <text:p text:style-name="P5"><text:span text:style-name="T3">num1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8" xml:id="id4" draw:id="id4" draw:layer="layout" svg:width="8.25cm" svg:height="2.25cm" svg:x="6.9cm" svg:y="17.95cm">
          <text:p text:style-name="P7"><text:span text:style-name="T4">num1 &gt; num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xml:id="id5" draw:id="id5" draw:layer="layout" svg:width="7.249cm" svg:height="1.25cm" svg:x="1.001cm" svg:y="21.051cm">
          <text:p text:style-name="P9"><text:span text:style-name="T5">num2, “is greater.”</text:span></text:p>
          <draw:enhanced-geometry svg:viewBox="0 0 21600 21600" draw:glue-points="?f6 0 10800 ?f8 ?f11 10800 ?f9 21600 10800 ?f10 ?f5 10800" draw:text-areas="?f3 ?f3 ?f4 ?f4" draw:type="parallelogram" draw:modifiers="3348.221813857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0" xml:id="id6" draw:id="id6" draw:layer="layout" svg:width="7.25cm" svg:height="1.25cm" svg:x="13.4cm" svg:y="21.052cm">
          <text:p text:style-name="P9"><text:span text:style-name="T5">num1, ‘is greater.’</text:span></text:p>
          <draw:enhanced-geometry svg:viewBox="0 0 21600 21600" draw:glue-points="?f6 0 10800 ?f8 ?f11 10800 ?f9 21600 10800 ?f10 ?f5 10800" draw:text-areas="?f3 ?f3 ?f4 ?f4" draw:type="parallelogram" draw:modifiers="1909.9340611825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2" draw:layer="layout" svg:width="4.25cm" svg:height="1.4cm" svg:x="8.901cm" svg:y="25.151cm">
          <text:p text:style-name="P1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draw:type="line" svg:x1="11.025cm" svg:y1="5.35cm" svg:x2="11.025cm" svg:y2="6.95cm" draw:start-shape="id1" draw:start-glue-point="2" draw:end-shape="id2" draw:end-glue-point="5" svg:d="M11025 5350v1600" svg:viewBox="0 0 1 1601">
          <text:p/>
        </draw:connector>
        <draw:connector draw:style-name="gr9" draw:text-style-name="P13" draw:layer="layout" draw:type="line" svg:x1="11.025cm" svg:y1="8.2cm" svg:x2="11.035cm" svg:y2="9.7cm" draw:start-shape="id2" draw:start-glue-point="8" draw:end-shape="id3" draw:end-glue-point="5" svg:d="M11025 8200l10 1500" svg:viewBox="0 0 11 1501">
          <text:p/>
        </draw:connector>
        <draw:connector draw:style-name="gr10" draw:text-style-name="P13" draw:layer="layout" draw:type="line" svg:x1="11.035cm" svg:y1="10.95cm" svg:x2="11.025cm" svg:y2="17.95cm" draw:start-shape="id3" draw:start-glue-point="8" draw:end-shape="id4" draw:end-glue-point="4" svg:d="M11035 10950l-10 7000" svg:viewBox="0 0 11 7001">
          <text:p/>
        </draw:connector>
        <draw:connector draw:style-name="gr11" draw:text-style-name="P13" draw:layer="layout" svg:x1="6.9cm" svg:y1="19.075cm" svg:x2="4.626cm" svg:y2="21.051cm" draw:start-shape="id4" draw:start-glue-point="5" draw:end-shape="id5" draw:end-glue-point="5" svg:d="M6900 19075h-2274v1976" svg:viewBox="0 0 2275 1977">
          <text:p/>
        </draw:connector>
        <draw:connector draw:style-name="gr12" draw:text-style-name="P13" draw:layer="layout" svg:x1="15.15cm" svg:y1="19.075cm" svg:x2="17.025cm" svg:y2="21.052cm" draw:start-shape="id4" draw:start-glue-point="7" draw:end-shape="id6" draw:end-glue-point="5" svg:d="M15150 19075h1875v1977" svg:viewBox="0 0 1876 1978">
          <text:p/>
        </draw:connector>
        <draw:line draw:style-name="gr13" draw:text-style-name="P13" xml:id="id7" draw:id="id7" draw:layer="layout" svg:x1="11cm" svg:y1="24.1cm" svg:x2="11cm" svg:y2="25.15cm">
          <text:p/>
        </draw:line>
        <draw:connector draw:style-name="gr14" draw:text-style-name="P13" draw:layer="layout" svg:x1="4.626cm" svg:y1="22.301cm" svg:x2="11cm" svg:y2="24.1cm" draw:start-shape="id5" draw:start-glue-point="8" draw:end-shape="id7" draw:end-glue-point="0" svg:d="M4626 22301v894h6374v905" svg:viewBox="0 0 6375 1800">
          <text:p/>
        </draw:connector>
        <draw:connector draw:style-name="gr14" draw:text-style-name="P13" draw:layer="layout" svg:x1="17.025cm" svg:y1="22.302cm" svg:x2="11cm" svg:y2="24.1cm" draw:start-shape="id6" draw:start-glue-point="8" draw:end-shape="id7" draw:end-glue-point="0" svg:d="M17025 22302v893h-6025v905" svg:viewBox="0 0 6026 1799">
          <text:p/>
        </draw:connector>
        <draw:frame draw:style-name="gr15" draw:text-style-name="P14" draw:layer="layout" svg:width="1cm" svg:height="0.844cm" svg:x="5.75cm" svg:y="18.05cm">
          <draw:text-box>
            <text:p><text:span text:style-name="T7">F</text:span></text:p>
          </draw:text-box>
        </draw:frame>
        <draw:frame draw:style-name="gr15" draw:text-style-name="P14" draw:layer="layout" svg:width="1cm" svg:height="0.844cm" svg:x="15.55cm" svg:y="18.051cm">
          <draw:text-box>
            <text:p><text:span text:style-name="T7">T</text:span></text:p>
          </draw:text-box>
        </draw:frame>
        <draw:frame draw:style-name="gr16" draw:text-style-name="P16" draw:layer="layout" svg:width="19.59cm" svg:height="2.75cm" svg:x="1cm" svg:y="1.4cm">
          <draw:text-box>
            <text:p text:style-name="P15"><text:span text:style-name="T8">greaterNumber.py</text:span><text:span text:style-name="T9"> flowchart</text:span></text:p>
          </draw:text-box>
        </draw:frame>
        <draw:line draw:style-name="gr17" draw:text-style-name="P13" draw:layer="layout" svg:x1="14.75cm" svg:y1="7.35cm" svg:x2="15.25cm" svg:y2="6.35cm">
          <text:p/>
        </draw:line>
        <draw:line draw:style-name="gr17" draw:text-style-name="P13" draw:layer="layout" svg:x1="11.85cm" svg:y1="9.051cm" svg:x2="11.35cm" svg:y2="10.051cm">
          <text:p/>
        </draw:line>
        <draw:line draw:style-name="gr17" draw:text-style-name="P13" draw:layer="layout" svg:x1="19.541cm" svg:y1="21.259cm" svg:x2="20.041cm" svg:y2="20.259cm">
          <text:p/>
        </draw:line>
        <draw:line draw:style-name="gr17" draw:text-style-name="P13" draw:layer="layout" svg:x1="6.741cm" svg:y1="21.259cm" svg:x2="7.241cm" svg:y2="20.259cm">
          <text:p/>
        </draw:line>
        <draw:custom-shape draw:style-name="gr2" draw:text-style-name="P4" xml:id="id8" draw:id="id8" draw:layer="layout" svg:width="9.25cm" svg:height="1.25cm" svg:x="6.401cm" svg:y="12.251cm">
          <text:p text:style-name="P3"><text:span text:style-name="T2">“</text:span><text:span text:style-name="T2">Insert the second number: “</text:span></text:p>
          <draw:enhanced-geometry svg:viewBox="0 0 21600 21600" draw:glue-points="?f6 0 10800 ?f8 ?f11 10800 ?f9 21600 10800 ?f10 ?f5 10800" draw:text-areas="?f3 ?f3 ?f4 ?f4" draw:type="parallelogram" draw:modifiers="1349.5622094908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9" draw:id="id9" draw:layer="layout" svg:width="3.73cm" svg:height="1.25cm" svg:x="9.171cm" svg:y="15.001cm">
          <text:p text:style-name="P5"><text:span text:style-name="T3">num2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13" draw:layer="layout" draw:type="line" svg:x1="11.026cm" svg:y1="13.501cm" svg:x2="11.036cm" svg:y2="15.001cm" draw:start-shape="id8" draw:start-glue-point="8" draw:end-shape="id9" draw:end-glue-point="5" svg:d="M11026 13501l10 1500" svg:viewBox="0 0 11 1501">
          <text:p/>
        </draw:connector>
        <draw:line draw:style-name="gr17" draw:text-style-name="P13" draw:layer="layout" svg:x1="14.751cm" svg:y1="12.651cm" svg:x2="15.251cm" svg:y2="11.651cm">
          <text:p/>
        </draw:line>
        <draw:line draw:style-name="gr17" draw:text-style-name="P13" draw:layer="layout" svg:x1="12.451cm" svg:y1="14.352cm" svg:x2="11.951cm" svg:y2="15.3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5T08:49:53.588806577</dc:date>
    <meta:editing-duration>PT29M36S</meta:editing-duration>
    <meta:editing-cycles>6</meta:editing-cycles>
    <meta:generator>LibreOffice/7.3.4.2$Linux_X86_64 LibreOffice_project/30$Build-2</meta:generator>
    <meta:document-statistic meta:object-count="27"/>
  </office:meta>
</office:document-meta>
</file>